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555532" officeooo:paragraph-rsid="0164bd2f" style:font-weight-asian="bold" style:font-weight-complex="bold"/>
    </style:style>
    <style:style style:name="P3" style:family="paragraph" style:parent-style-name="Text_20_body">
      <style:text-properties officeooo:paragraph-rsid="0136717d"/>
    </style:style>
    <style:style style:name="P4" style:family="paragraph" style:parent-style-name="Text_20_body">
      <style:text-properties officeooo:paragraph-rsid="0159f874"/>
    </style:style>
    <style:style style:name="P5" style:family="paragraph" style:parent-style-name="Text_20_body">
      <style:text-properties officeooo:paragraph-rsid="0148c46c"/>
    </style:style>
    <style:style style:name="P6" style:family="paragraph" style:parent-style-name="Text_20_body">
      <style:text-properties officeooo:rsid="01629987" officeooo:paragraph-rsid="01629987"/>
    </style:style>
    <style:style style:name="P7" style:family="paragraph" style:parent-style-name="Text_20_body">
      <style:text-properties officeooo:paragraph-rsid="016378ba"/>
    </style:style>
    <style:style style:name="P8" style:family="paragraph" style:parent-style-name="Text_20_body">
      <style:text-properties officeooo:rsid="01610705" officeooo:paragraph-rsid="0164bd2f"/>
    </style:style>
    <style:style style:name="P9" style:family="paragraph" style:parent-style-name="Text_20_body">
      <style:text-properties officeooo:rsid="0161ad82" officeooo:paragraph-rsid="016529f2"/>
    </style:style>
    <style:style style:name="P10" style:family="paragraph" style:parent-style-name="Text_20_body">
      <style:text-properties officeooo:paragraph-rsid="016529f2"/>
    </style:style>
    <style:style style:name="P11" style:family="paragraph" style:parent-style-name="Text_20_body">
      <style:text-properties officeooo:paragraph-rsid="016607c4"/>
    </style:style>
    <style:style style:name="P12" style:family="paragraph" style:parent-style-name="Text_20_body">
      <style:text-properties officeooo:paragraph-rsid="0167e917"/>
    </style:style>
    <style:style style:name="P13" style:family="paragraph" style:parent-style-name="Text_20_body">
      <style:text-properties officeooo:paragraph-rsid="01693c20"/>
    </style:style>
    <style:style style:name="P14" style:family="paragraph" style:parent-style-name="Text_20_body">
      <style:text-properties fo:font-weight="normal" officeooo:rsid="0161ad82" officeooo:paragraph-rsid="0169f723" style:font-weight-asian="normal" style:font-weight-complex="normal"/>
    </style:style>
    <style:style style:name="P15" style:family="paragraph" style:parent-style-name="Text_20_body">
      <style:text-properties officeooo:rsid="01693c20" officeooo:paragraph-rsid="01693c20"/>
    </style:style>
    <style:style style:name="P16" style:family="paragraph" style:parent-style-name="Text_20_body">
      <style:text-properties officeooo:rsid="0169f723" officeooo:paragraph-rsid="0169f723"/>
    </style:style>
    <style:style style:name="P17" style:family="paragraph" style:parent-style-name="Text_20_body">
      <style:text-properties fo:font-weight="bold" officeooo:rsid="01555532" officeooo:paragraph-rsid="016a9821" style:font-weight-asian="bold" style:font-weight-complex="bold"/>
    </style:style>
    <style:style style:name="P18" style:family="paragraph" style:parent-style-name="Text_20_body">
      <style:text-properties officeooo:paragraph-rsid="016a9821"/>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f34c10" style:font-weight-asian="bold" style:font-weight-complex="bold"/>
    </style:style>
    <style:style style:name="T5" style:family="text">
      <style:text-properties fo:font-weight="bold" officeooo:rsid="011370bb" style:font-weight-asian="bold" style:font-weight-complex="bold"/>
    </style:style>
    <style:style style:name="T6" style:family="text">
      <style:text-properties fo:font-weight="bold" officeooo:rsid="012539c3" style:font-weight-asian="bold" style:font-weight-complex="bold"/>
    </style:style>
    <style:style style:name="T7" style:family="text">
      <style:text-properties fo:font-weight="bold" officeooo:rsid="0133d2b9" style:font-weight-asian="bold" style:font-weight-complex="bold"/>
    </style:style>
    <style:style style:name="T8" style:family="text">
      <style:text-properties fo:font-weight="bold" officeooo:rsid="01377945" style:font-weight-asian="bold" style:font-weight-complex="bold"/>
    </style:style>
    <style:style style:name="T9" style:family="text">
      <style:text-properties fo:font-weight="bold" officeooo:rsid="014318c9" style:font-weight-asian="bold" style:font-weight-complex="bold"/>
    </style:style>
    <style:style style:name="T10" style:family="text">
      <style:text-properties fo:font-weight="bold" officeooo:rsid="0147670a" style:font-weight-asian="bold" style:font-weight-complex="bold"/>
    </style:style>
    <style:style style:name="T11" style:family="text">
      <style:text-properties fo:font-weight="bold" officeooo:rsid="014b541c" style:font-weight-asian="bold" style:font-weight-complex="bold"/>
    </style:style>
    <style:style style:name="T12" style:family="text">
      <style:text-properties fo:font-weight="bold" officeooo:rsid="014c7b25" style:font-weight-asian="bold" style:font-weight-complex="bold"/>
    </style:style>
    <style:style style:name="T13" style:family="text">
      <style:text-properties fo:font-weight="bold" officeooo:rsid="01555532" style:font-weight-asian="bold" style:font-weight-complex="bold"/>
    </style:style>
    <style:style style:name="T14" style:family="text">
      <style:text-properties fo:font-weight="bold" officeooo:rsid="0155f551" style:font-weight-asian="bold" style:font-weight-complex="bold"/>
    </style:style>
    <style:style style:name="T15" style:family="text">
      <style:text-properties fo:font-weight="bold" officeooo:rsid="01629987" style:font-weight-asian="bold" style:font-weight-complex="bold"/>
    </style:style>
    <style:style style:name="T16" style:family="text">
      <style:text-properties fo:font-weight="bold" officeooo:rsid="016378ba" style:font-weight-asian="bold" style:font-weight-complex="bold"/>
    </style:style>
    <style:style style:name="T17" style:family="text">
      <style:text-properties fo:font-weight="bold" officeooo:rsid="016529f2" style:font-weight-asian="bold" style:font-weight-complex="bold"/>
    </style:style>
    <style:style style:name="T18" style:family="text">
      <style:text-properties fo:font-weight="bold" officeooo:rsid="0161ad82" style:font-weight-asian="bold" style:font-weight-complex="bold"/>
    </style:style>
    <style:style style:name="T19" style:family="text">
      <style:text-properties fo:font-weight="bold" officeooo:rsid="01693c20" style:font-weight-asian="bold" style:font-weight-complex="bold"/>
    </style:style>
    <style:style style:name="T20" style:family="text">
      <style:text-properties fo:font-weight="bold" officeooo:rsid="0169f723" style:font-weight-asian="bold" style:font-weight-complex="bold"/>
    </style:style>
    <style:style style:name="T21" style:family="text">
      <style:text-properties fo:font-weight="bold" officeooo:rsid="016a9821" style:font-weight-asian="bold" style:font-weight-complex="bold"/>
    </style:style>
    <style:style style:name="T22" style:family="text">
      <style:text-properties officeooo:rsid="008be1ea"/>
    </style:style>
    <style:style style:name="T23" style:family="text">
      <style:text-properties fo:font-weight="normal" style:font-weight-asian="normal" style:font-weight-complex="normal"/>
    </style:style>
    <style:style style:name="T24" style:family="text">
      <style:text-properties fo:font-weight="normal" officeooo:rsid="01610705" style:font-weight-asian="normal" style:font-weight-complex="normal"/>
    </style:style>
    <style:style style:name="T25" style:family="text">
      <style:text-properties fo:font-weight="normal" officeooo:rsid="0161ad82" style:font-weight-asian="normal" style:font-weight-complex="normal"/>
    </style:style>
    <style:style style:name="T26" style:family="text">
      <style:text-properties fo:font-weight="normal" officeooo:rsid="016378ba" style:font-weight-asian="normal" style:font-weight-complex="normal"/>
    </style:style>
    <style:style style:name="T27" style:family="text">
      <style:text-properties fo:font-weight="normal" officeooo:rsid="016441e1" style:font-weight-asian="normal" style:font-weight-complex="normal"/>
    </style:style>
    <style:style style:name="T28" style:family="text">
      <style:text-properties fo:font-weight="normal" officeooo:rsid="0164bd2f" style:font-weight-asian="normal" style:font-weight-complex="normal"/>
    </style:style>
    <style:style style:name="T29" style:family="text">
      <style:text-properties fo:font-weight="normal" officeooo:rsid="016529f2" style:font-weight-asian="normal" style:font-weight-complex="normal"/>
    </style:style>
    <style:style style:name="T30" style:family="text">
      <style:text-properties fo:font-weight="normal" officeooo:rsid="016607c4" style:font-weight-asian="normal" style:font-weight-complex="normal"/>
    </style:style>
    <style:style style:name="T31" style:family="text">
      <style:text-properties fo:font-weight="normal" officeooo:rsid="0155f551" style:font-weight-asian="normal" style:font-weight-complex="normal"/>
    </style:style>
    <style:style style:name="T32" style:family="text">
      <style:text-properties fo:font-weight="normal" officeooo:rsid="0167e917" style:font-weight-asian="normal" style:font-weight-complex="normal"/>
    </style:style>
    <style:style style:name="T33" style:family="text">
      <style:text-properties fo:font-weight="normal" officeooo:rsid="0169f723" style:font-weight-asian="normal" style:font-weight-complex="normal"/>
    </style:style>
    <style:style style:name="T34" style:family="text">
      <style:text-properties officeooo:rsid="00e51007"/>
    </style:style>
    <style:style style:name="T35" style:family="text">
      <style:text-properties fo:color="#000000"/>
    </style:style>
    <style:style style:name="T36" style:family="text">
      <style:text-properties fo:color="#000000" fo:font-weight="normal" style:font-weight-asian="normal" style:font-weight-complex="normal"/>
    </style:style>
    <style:style style:name="T37" style:family="text">
      <style:text-properties fo:color="#000000" fo:font-weight="normal" officeooo:rsid="013c00a1" style:font-weight-asian="normal" style:font-weight-complex="normal"/>
    </style:style>
    <style:style style:name="T38" style:family="text">
      <style:text-properties fo:color="#000000" fo:font-weight="normal" officeooo:rsid="01629987" style:font-weight-asian="normal" style:font-weight-complex="normal"/>
    </style:style>
    <style:style style:name="T39" style:family="text">
      <style:text-properties fo:color="#000000" fo:font-weight="normal" officeooo:rsid="016441e1" style:font-weight-asian="normal" style:font-weight-complex="normal"/>
    </style:style>
    <style:style style:name="T40" style:family="text">
      <style:text-properties fo:color="#000000" fo:font-weight="normal" officeooo:rsid="0164bd2f" style:font-weight-asian="normal" style:font-weight-complex="normal"/>
    </style:style>
    <style:style style:name="T41" style:family="text">
      <style:text-properties fo:color="#000000" fo:font-weight="normal" officeooo:rsid="01558987" style:font-weight-asian="normal" style:font-weight-complex="normal"/>
    </style:style>
    <style:style style:name="T42" style:family="text">
      <style:text-properties fo:color="#000000" fo:font-weight="normal" officeooo:rsid="01693c20" style:font-weight-asian="normal" style:font-weight-complex="normal"/>
    </style:style>
    <style:style style:name="T43" style:family="text">
      <style:text-properties fo:color="#000000" fo:font-weight="normal" officeooo:rsid="016a9821" style:font-weight-asian="normal" style:font-weight-complex="normal"/>
    </style:style>
    <style:style style:name="T44" style:family="text">
      <style:text-properties fo:color="#000000" fo:font-weight="normal" officeooo:rsid="0169f723" style:font-weight-asian="normal" style:font-weight-complex="normal"/>
    </style:style>
    <style:style style:name="T45" style:family="text">
      <style:text-properties fo:color="#000000" fo:font-weight="bold" officeooo:rsid="0136717d" style:font-weight-asian="bold" style:font-weight-complex="bold"/>
    </style:style>
    <style:style style:name="T46" style:family="text">
      <style:text-properties fo:color="#000000" fo:font-weight="bold" officeooo:rsid="0169f723" style:font-weight-asian="bold" style:font-weight-complex="bold"/>
    </style:style>
    <style:style style:name="T47" style:family="text">
      <style:text-properties fo:color="#000000" fo:font-weight="bold" officeooo:rsid="016a9821" style:font-weight-asian="normal" style:font-weight-complex="normal"/>
    </style:style>
    <style:style style:name="T48" style:family="text">
      <style:text-properties fo:color="#000000" officeooo:rsid="01038a7a"/>
    </style:style>
    <style:style style:name="T49" style:family="text">
      <style:text-properties fo:color="#000000" officeooo:rsid="015b8ec5"/>
    </style:style>
    <style:style style:name="T50" style:family="text">
      <style:text-properties fo:color="#000000" officeooo:rsid="016378ba"/>
    </style:style>
    <style:style style:name="T51" style:family="text">
      <style:text-properties fo:color="#000000" officeooo:rsid="01693c20"/>
    </style:style>
    <style:style style:name="T52" style:family="text">
      <style:text-properties fo:color="#000000" style:text-line-through-style="solid" style:text-line-through-type="single" fo:font-weight="normal" officeooo:rsid="016a9821" style:font-weight-asian="normal" style:font-weight-complex="normal"/>
    </style:style>
    <style:style style:name="T53" style:family="text">
      <style:text-properties fo:color="#000000" fo:font-size="10pt" fo:font-weight="normal" officeooo:rsid="016a9821" style:font-size-asian="10pt" style:font-weight-asian="normal" style:font-size-complex="10pt" style:font-weight-complex="normal"/>
    </style:style>
    <style:style style:name="T54" style:family="text">
      <style:text-properties officeooo:rsid="01083ab1"/>
    </style:style>
    <style:style style:name="T55" style:family="text">
      <style:text-properties officeooo:rsid="0136328f"/>
    </style:style>
    <style:style style:name="T56" style:family="text">
      <style:text-properties officeooo:rsid="014b541c"/>
    </style:style>
    <style:style style:name="T57" style:family="text">
      <style:text-properties officeooo:rsid="01548716"/>
    </style:style>
    <style:style style:name="T58" style:family="text">
      <style:text-properties officeooo:rsid="01558987"/>
    </style:style>
    <style:style style:name="T59" style:family="text">
      <style:text-properties fo:font-style="normal" style:font-style-asian="normal" style:font-style-complex="normal"/>
    </style:style>
    <style:style style:name="T60" style:family="text">
      <style:text-properties fo:font-style="normal" fo:font-weight="normal" officeooo:rsid="0167e917" style:font-style-asian="normal" style:font-weight-asian="normal" style:font-style-complex="normal" style:font-weight-complex="normal"/>
    </style:style>
    <style:style style:name="T61" style:family="text">
      <style:text-properties fo:font-style="normal" fo:font-weight="normal" officeooo:rsid="01693c20" style:font-style-asian="normal" style:font-weight-asian="normal" style:font-style-complex="normal" style:font-weight-complex="normal"/>
    </style:style>
    <style:style style:name="T62" style:family="text">
      <style:text-properties officeooo:rsid="0164bd2f"/>
    </style:style>
    <style:style style:name="T63" style:family="text">
      <style:text-properties officeooo:rsid="016529f2"/>
    </style:style>
    <style:style style:name="T64" style:family="text">
      <style:text-properties fo:font-variant="normal" fo:text-transform="none" fo:color="#000000" style:text-line-through-style="none" style:text-line-through-type="none" style:font-name="Arial" fo:font-size="24.5pt" fo:font-style="normal" style:text-underline-style="none" fo:font-weight="normal" officeooo:rsid="016a9821"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Arial" fo:font-size="10pt" fo:font-style="normal" style:text-underline-style="none" fo:font-weight="normal" officeooo:rsid="016a9821" style:text-blinking="false" fo:background-color="transparent" loext:char-shading-value="0"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54">10 February</text:span> 201<text:span text:style-name="T57">6</text:span> transmission <text:span text:style-name="T55">11-12 January</text:span> 201<text:span text:style-name="T57">6</text:span></text:p>
      <text:p text:style-name="P4"><text:span text:style-name="T3">[0]</text:span><text:span text:style-name="T34"> Right, you carbon based idiots, pay attention. This is yer IT Stuff, twenty nine minutes and fifty two seconds of online enlightenment from my fellow content providers Dick, Kriss and Shi. In the show today, we've got the usual mix including another of Brian’s interviews from Leeds Hack.</text:span></text:p>
      <text:p text:style-name="P5"><text:span text:style-name="T11">[</text:span><text:span text:style-name="T20">1 1/2 Min</text:span><text:span text:style-name="T11">]</text:span><text:span text:style-name="T56"> But first </text:span><text:span text:style-name="T24">let's start with a moan. If you've caught one of our recent shows you'll know that we're now podcasting our little show onto the Youtubes,</text:span><text:span text:style-name="T25"> </text:span><text:span text:style-name="T24">cos that's how the cool kids are consuming everything these days, and, well, who doesn't want to </text:span><text:span text:style-name="T29">be</text:span><text:span text:style-name="T24"> Zoella hm? </text:span><text:span text:style-name="T33">How did that go?</text:span></text:p>
      <text:p text:style-name="P9"><text:span text:style-name="T24">S</text:span><text:span text:style-name="T23">o </text:span><text:span text:style-name="T33">I</text:span><text:span text:style-name="T23"> uploaded December's show, all good. Admittedly it's just us four sitting in a studio</text:span><text:span text:style-name="T28">, every so often</text:span><text:span text:style-name="T23"> Shi </text:span><text:span text:style-name="T28">puts</text:span><text:span text:style-name="T23"> </text:span><text:span text:style-name="T28">a teeny computer in front of the camera </text:span><text:span text:style-name="T23">but thats a great leap forward for BCB. </text:span><text:span text:style-name="T29">Came out really well. </text:span><text:span text:style-name="T23">What could possibly go wrong? </text:span><text:span text:style-name="T33">I</text:span><text:span text:style-name="T23"> uploaded January's show, a</text:span><text:span text:style-name="T29">aaa</text:span><text:span text:style-name="T23">nd Youtube immediately took it down. Wat? Breach of the community guidelines, it said. No explanation. End of.</text:span></text:p>
      <text:p text:style-name="P14">We were left guessing what the problem was. <text:span text:style-name="T63">C</text:span>opyright? <text:span text:style-name="T63">Profanity?</text:span> <text:span text:style-name="T63">B</text:span>est guess was the links that Dick had put in the blurb, maybe Youtube thought that was spammy. <text:span text:style-name="T62">But we dunno. </text:span></text:p>
      <text:p text:style-name="P14"><text:span text:style-name="T62">So I had to upload a cut down version with just the audio and a static background. Sorry viewers, but it’s the best we could do really. Downer.</text:span></text:p>
      <text:p text:style-name="P8"><text:span text:style-name="T25">Lots of times over the last few years we've mentioned </text:span><text:span text:style-name="T28">these </text:span><text:span text:style-name="T25">takedowns </text:span><text:span text:style-name="T28">as the bad side of Youtube</text:span><text:span text:style-name="T25">.</text:span></text:p>
      <text:p text:style-name="P8"><text:span text:style-name="T24">I</text:span><text:span text:style-name="T23">t's all very well to have these so-called "free" </text:span><text:span text:style-name="T29">cloud </text:span><text:span text:style-name="T23">services, but there's no due process, no fairness, nothing you can rely on. </text:span><text:span text:style-name="T25">In the words of the song, w</text:span><text:span text:style-name="T23">e've seen this happen in other people's lives, and now it's happened in ours. So, </text:span><text:span text:style-name="T25">you </text:span><text:span text:style-name="T23">listener</text:span><text:span text:style-name="T25"> folk</text:span><text:span text:style-name="T23">, for a laugh you might want to check out our youtube channel to see whether we</text:span><text:span text:style-name="T25"> got</text:span><text:span text:style-name="T23"> this episode past the autocensor of doom. </text:span><text:span text:style-name="T25">Go to youtube.com and just type it stuff in the search box.</text:span></text:p>
      <text:p text:style-name="P12"><text:span text:style-name="T14">[</text:span><text:span text:style-name="T21">4</text:span><text:span text:style-name="T18"> Min</text:span><text:span text:style-name="T14">]</text:span><text:span text:style-name="T31"> </text:span><text:span text:style-name="T25">Moving on</text:span><text:span text:style-name="T26"> </text:span><text:span text:style-name="T27">without a trace of bitterness or rancour, </text:span><text:span text:style-name="T30">the net’s been laughing its head off at journalist </text:span><text:span text:style-name="T32">Doug Bolton, of the Independent. When Whatsapp increased the group chat size limit to 256 people he said it was</text:span><text:span text:style-name="Emphasis"><text:span text:style-name="T32"> “not clear why WhatsApp settled on the oddly specific number." </text:span></text:span><text:span text:style-name="Emphasis"><text:span text:style-name="T60">So apparently the Independent’s Tech/science reporter doesn’t know what a byte is, not surprising cos his twitter is full of tripe about Donald Trump, cream donuts, and footage of himself graduating in a kilt. Twitter went wild </text:span></text:span><text:span text:style-name="Emphasis"><text:span text:style-name="T61">and yer man has now amended the article with his best understanding: </text:span></text:span><text:span text:style-name="Emphasis"><text:span text:style-name="T60">“</text:span></text:span><text:span text:style-name="Emphasis"><text:span text:style-name="T61">I</text:span></text:span><text:span text:style-name="Emphasis"><text:span text:style-name="T32">t refers to the number of variations that can be represented by eight switches that have two positions - eight bits, or a byte. This has now been changed</text:span></text:span><text:span text:style-name="Emphasis"><text:span text:style-name="T60">” </text:span></text:span><text:span text:style-name="Emphasis"><text:span text:style-name="T61">Yes, and it’s been cut and pasted too by the sound of it.</text:span></text:span></text:p>
      <text:p text:style-name="P11"><text:span text:style-name="T17">[</text:span><text:span text:style-name="T21">6</text:span><text:span text:style-name="T2"> Min</text:span><text:span text:style-name="T17">]</text:span><text:span text:style-name="T29"> </text:span><text:span text:style-name="T30">Our friends at archive.org have launched what they call the Malware Museum, where you can relive all the viruses and nasties of yesteryear. But cos they run in a modern browser window it’s all completely safe while you sit and watch Frodo and Flame and Crash melting your DOS just like the old days. <text:s/>It’s curated by Mikko Hyppönen of F-Secure fame and you can find it at archive.org/details/malwaremuseum</text:span></text:p>
      <text:p text:style-name="P10"><text:span text:style-name="T17">[</text:span><text:span text:style-name="T21">8</text:span><text:span text:style-name="T2"> Min</text:span><text:span text:style-name="T17">]</text:span><text:span text:style-name="T29"> Data leak of the month, and once again we visit the world of kid</text:span><text:span text:style-name="T30">die</text:span><text:span text:style-name="T29">’s toys. This </text:span><text:span text:style-name="T30">time</text:span><text:span text:style-name="T29"> it’s the </text:span><text:span text:style-name="T23">Fisher-Price WiFi-connected Smart Toy Bear, </text:span><text:span text:style-name="T29">which is an eighty odd quid teddy bear that learns your child’s name and birthday and stuff, and (as it turns out) blabs all that to a passing hacker. </text:span></text:p>
      <text:p text:style-name="P11"><text:span text:style-name="T29">Meanwhile over at Vtech, </text:span><text:span text:style-name="T30">when we last mentioned them a couple of months ago their</text:span><text:span text:style-name="T29"> website </text:span><text:span text:style-name="T30">was</text:span><text:span text:style-name="T29"> leaking </text:span><text:span text:style-name="T30">five million </text:span><text:span text:style-name="T29">children’s secrets </text:span><text:span text:style-name="T30">due to "unsalted MD5 password hashes, no SSL encryption anywhere, SQL statements returned in API calls and massively outdated web frameworks."</text:span><text:span text:style-name="T29"> Have they fixed it? Well, sort-of: they’ve updated their terms and conditions to say “YOU ACKNOWLEDGE AND AGREE THAT ANY INFORMATION YOU SEND OR RECEIVE DURING YOUR USE OF THE SITE MAY NOT BE SECURE AND MAY BE INTERCEPTED OR LATER ACQUIRED BY UNAUTHORIZED PARTIES.” </text:span><text:span text:style-name="T30">Vtech is looking to diversify from kid’s toys, they are launching a range of home security products. Just so you know.</text:span></text:p>
      <text:p text:style-name="P15"><text:soft-page-break/><text:span text:style-name="T2">[</text:span><text:span text:style-name="T1">1</text:span><text:span text:style-name="T21">0</text:span><text:span text:style-name="T1"> Min] </text:span><text:span text:style-name="T23">Chaos at Twitter!</text:span><text:span text:style-name="T33"> They have let it be known that they are thinking of putting it up from 140 characters to 10000, and there are rumours that the Twitter timeline will be curated like Facebook, and that's gone down in the twitterverse like a bucket of sick. Twitter's CEO denies it but it was a non-denial denial, they never planned to do that next week. Hm.</text:span></text:p>
      <text:p text:style-name="P16"><text:span text:style-name="T33">A</text:span><text:span text:style-name="T23">nd thats where the many woes of twitter collide, because Twitter engineer Brandon Carpenter took epic amounts of abuse and harassment about these changes, finally admitting "Wow people on Twitter are mean". When I looked half an hour ago that has 1171 retweets and 1633 likes ;)</text:span></text:p>
      <text:p text:style-name="P13"><text:span text:style-name="T2">[1</text:span><text:span text:style-name="T21">2</text:span><text:span text:style-name="T2"> Min]</text:span><text:span text:style-name="T22"> This is IT Stuff on BCB Radio 106.6 FM. Coming up, Leeds Hack, but first it's Shi's World of Stuff! </text:span></text:p>
      <text:p text:style-name="P13"><text:span text:style-name="T45">[WORLDOFSTUFF.WAV]</text:span><text:span text:style-name="T38"> Wh</text:span><text:span text:style-name="T37">at's in your World of Stuff this time</text:span><text:span text:style-name="T38">, Shi?</text:span></text:p>
      <text:p text:style-name="P15"><text:span text:style-name="T38">T</text:span><text:span text:style-name="T36">he Orange Pi One http://www.orangepi.org/orangepione/</text:span></text:p>
      <text:p text:style-name="P18"><text:span text:style-name="T46">[17 Min]</text:span><text:span text:style-name="T44"> </text:span><text:span text:style-name="T43">Local event plug, on International </text:span><text:a xlink:type="simple" xlink:href="https://twitter.com/hashtag/OpenData?src=hash" text:style-name="Internet_20_link" text:visited-style-name="Visited_20_Internet_20_Link"><text:span text:style-name="T52">#</text:span></text:a><text:a xlink:type="simple" xlink:href="https://twitter.com/hashtag/OpenData?src=hash" text:style-name="Internet_20_link" text:visited-style-name="Visited_20_Internet_20_Link"><text:span text:style-name="T47">OpenData</text:span></text:a><text:span text:style-name="T43"> Day 05.03.2016</text:span><text:span text:style-name="T53"> </text:span><text:bookmark text:name="docs-internal-guid-0c1db034-cbbb-0072-bf2b-674764a0865a"/><text:span text:style-name="T65">One Small Step For Open Grantmaking hack event</text:span><text:span text:style-name="T43"> </text:span><text:a xlink:type="simple" xlink:href="https://t.co/LrW4Z3liio" office:target-frame-name="_blank" xlink:show="new" text:style-name="Internet_20_link" text:visited-style-name="Visited_20_Internet_20_Link">http://bit.ly/OpenGrantmaking</text:a></text:p>
      <text:p text:style-name="P17"><text:span text:style-name="T48">[</text:span><text:span text:style-name="T35">1</text:span><text:span text:style-name="T51">9</text:span><text:span text:style-name="T35"> Min]</text:span><text:span text:style-name="T36"> </text:span><text:span text:style-name="T39">Right let's go over now to our regular feature </text:span><text:span text:style-name="T42">from </text:span><text:span text:style-name="T40">last year’s Leeds Hack event, where our roving reporter Brian </text:span><text:span text:style-name="T42">ha</text:span><text:span text:style-name="T40">s caught </text:span><text:span text:style-name="T43">Luke Duc and Jack</text:span><text:span text:style-name="T40">.</text:span></text:p>
      <text:p text:style-name="P2"><text:span text:style-name="T49">[</text:span><text:span text:style-name="T50">MOVIEME.WAV</text:span><text:span text:style-name="T49">] </text:span><text:span text:style-name="T50">5</text:span><text:span text:style-name="T49"> min </text:span><text:span text:style-name="T50">33</text:span><text:span text:style-name="T49"> sec</text:span></text:p>
      <text:p text:style-name="P4"><text:span text:style-name="T1">[2</text:span><text:span text:style-name="T19">5</text:span><text:span text:style-name="T8"> </text:span><text:span text:style-name="T1">Min]</text:span> <text:span text:style-name="T58">Thanks Brian, more next month, but there’s also a podcast of the entire interview collection at the main IT Stuff website, that’s </text:span><text:span text:style-name="Citation"><text:span text:style-name="T59">itstuff.org.uk</text:span></text:span></text:p>
      <text:p text:style-name="P6">So it's nearly time for us to save the three hundred meg wav file that is IT Stuff, we leave you with this month's puzzle, can you name all the animal sounds that I've used to cover up the swears in this month's closing music from Goldie Lookin Chain which was specially selected by Kriss on two criteria - one, it really gets the zeitgeist of this month, and two, it has a pop at Bono. Tarra!</text:p>
      <text:p text:style-name="P3"><text:span text:style-name="T6">[2</text:span><text:span text:style-name="T8">5</text:span><text:span text:style-name="T6"> min </text:span><text:span text:style-name="T15">51</text:span><text:span text:style-name="T12"> sec</text:span><text:span text:style-name="T6">] </text:span><text:span text:style-name="T4">[</text:span><text:span text:style-name="T15">FEB</text:span><text:span text:style-name="T13">MUSIC</text:span><text:span text:style-name="T9">.WAV</text:span><text:span text:style-name="T5">] </text:span><text:span text:style-name="T8">4 min </text:span><text:span text:style-name="T15">01</text:span><text:span text:style-name="T8"> sec</text:span><text:span text:style-name="T6"><text:line-break/>[29 min 5</text:span><text:span text:style-name="T7">2</text:span><text:span text:style-name="T6"> sec] end</text:span></text:p>
      <text:p text:style-name="P7"><text:span text:style-name="T6">M</text:span><text:span text:style-name="T10">usicstuffs:<text:line-break/></text:span><text:span text:style-name="T15">Goldie Lookin Chain -- Who's Next</text:span><text:span text:style-name="T16"> https://www.youtube.com/watch?v=TJQwbJOj2pg</text:span><text:span text:style-name="T15"><text:line-break/></text:span><text:span text:style-name="T16">The Wedding Present - UFO https://www.youtube.com/watch?v=GQE7Ty_XQg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2-10T15:10:22.173971057</dc:date>
    <meta:editing-duration>PT7H7M16S</meta:editing-duration>
    <meta:editing-cycles>59</meta:editing-cycles>
    <meta:generator>LibreOffice/5.0.4.2$Linux_X86_64 LibreOffice_project/00m0$Build-2</meta:generator>
    <meta:document-statistic meta:table-count="0" meta:image-count="0" meta:object-count="0" meta:page-count="2" meta:paragraph-count="24" meta:word-count="1052" meta:character-count="6031" meta:non-whitespace-character-count="4999"/>
  </office:meta>
</office:document-meta>
</file>